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6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ERIAL MERGE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81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1"/>
        </table:table-row>
        <table:table-row table:style-name="ro1">
          <table:table-cell office:value-type="float" office:value="393797000" calcext:value-type="float">
            <text:p>393797000</text:p>
          </table:table-cell>
          <table:table-cell office:value-type="float" office:value="393848000" calcext:value-type="float">
            <text:p>393848000</text:p>
          </table:table-cell>
          <table:table-cell office:value-type="float" office:value="393752000" calcext:value-type="float">
            <text:p>393752000</text:p>
          </table:table-cell>
          <table:table-cell office:value-type="float" office:value="393837000" calcext:value-type="float">
            <text:p>393837000</text:p>
          </table:table-cell>
          <table:table-cell office:value-type="float" office:value="393789000" calcext:value-type="float">
            <text:p>393789000</text:p>
          </table:table-cell>
          <table:table-cell office:value-type="float" office:value="393838000" calcext:value-type="float">
            <text:p>393838000</text:p>
          </table:table-cell>
          <table:table-cell office:value-type="float" office:value="393882000" calcext:value-type="float">
            <text:p>393882000</text:p>
          </table:table-cell>
          <table:table-cell office:value-type="float" office:value="393781000" calcext:value-type="float">
            <text:p>393781000</text:p>
          </table:table-cell>
          <table:table-cell office:value-type="float" office:value="393843000" calcext:value-type="float">
            <text:p>393843000</text:p>
          </table:table-cell>
          <table:table-cell office:value-type="float" office:value="393788000" calcext:value-type="float">
            <text:p>393788000</text:p>
          </table:table-cell>
          <table:table-cell office:value-type="float" office:value="393867000" calcext:value-type="float">
            <text:p>393867000</text:p>
          </table:table-cell>
          <table:table-cell office:value-type="float" office:value="393910000" calcext:value-type="float">
            <text:p>393910000</text:p>
          </table:table-cell>
          <table:table-cell office:value-type="float" office:value="393826000" calcext:value-type="float">
            <text:p>393826000</text:p>
          </table:table-cell>
          <table:table-cell office:value-type="float" office:value="393955000" calcext:value-type="float">
            <text:p>393955000</text:p>
          </table:table-cell>
          <table:table-cell office:value-type="float" office:value="393617000" calcext:value-type="float">
            <text:p>393617000</text:p>
          </table:table-cell>
          <table:table-cell office:value-type="float" office:value="393783000" calcext:value-type="float">
            <text:p>393783000</text:p>
          </table:table-cell>
          <table:table-cell office:value-type="float" office:value="393862000" calcext:value-type="float">
            <text:p>393862000</text:p>
          </table:table-cell>
          <table:table-cell office:value-type="float" office:value="393664000" calcext:value-type="float">
            <text:p>393664000</text:p>
          </table:table-cell>
          <table:table-cell office:value-type="float" office:value="393986000" calcext:value-type="float">
            <text:p>393986000</text:p>
          </table:table-cell>
          <table:table-cell office:value-type="float" office:value="393731000" calcext:value-type="float">
            <text:p>393731000</text:p>
          </table:table-cell>
          <table:table-cell table:number-columns-repeated="61" office:value-type="float" office:value="398365000" calcext:value-type="float">
            <text:p>398365000</text:p>
          </table:table-cell>
          <table:table-cell table:number-columns-repeated="3"/>
          <table:table-cell table:formula="of:=MAX([.A4:.CE4])" office:value-type="float" office:value="398365000" calcext:value-type="float">
            <text:p>398365000</text:p>
          </table:table-cell>
          <table:table-cell table:number-columns-repeated="3"/>
        </table:table-row>
        <table:table-row table:style-name="ro1">
          <table:table-cell office:value-type="float" office:value="394112000" calcext:value-type="float">
            <text:p>394112000</text:p>
          </table:table-cell>
          <table:table-cell office:value-type="float" office:value="393931000" calcext:value-type="float">
            <text:p>393931000</text:p>
          </table:table-cell>
          <table:table-cell office:value-type="float" office:value="394291000" calcext:value-type="float">
            <text:p>394291000</text:p>
          </table:table-cell>
          <table:table-cell office:value-type="float" office:value="394220000" calcext:value-type="float">
            <text:p>394220000</text:p>
          </table:table-cell>
          <table:table-cell office:value-type="float" office:value="394107000" calcext:value-type="float">
            <text:p>394107000</text:p>
          </table:table-cell>
          <table:table-cell office:value-type="float" office:value="393928000" calcext:value-type="float">
            <text:p>393928000</text:p>
          </table:table-cell>
          <table:table-cell office:value-type="float" office:value="394027000" calcext:value-type="float">
            <text:p>394027000</text:p>
          </table:table-cell>
          <table:table-cell office:value-type="float" office:value="394279000" calcext:value-type="float">
            <text:p>394279000</text:p>
          </table:table-cell>
          <table:table-cell office:value-type="float" office:value="394037000" calcext:value-type="float">
            <text:p>394037000</text:p>
          </table:table-cell>
          <table:table-cell office:value-type="float" office:value="394093000" calcext:value-type="float">
            <text:p>394093000</text:p>
          </table:table-cell>
          <table:table-cell office:value-type="float" office:value="394110000" calcext:value-type="float">
            <text:p>394110000</text:p>
          </table:table-cell>
          <table:table-cell office:value-type="float" office:value="394006000" calcext:value-type="float">
            <text:p>394006000</text:p>
          </table:table-cell>
          <table:table-cell office:value-type="float" office:value="394191000" calcext:value-type="float">
            <text:p>394191000</text:p>
          </table:table-cell>
          <table:table-cell office:value-type="float" office:value="394274000" calcext:value-type="float">
            <text:p>394274000</text:p>
          </table:table-cell>
          <table:table-cell office:value-type="float" office:value="394101000" calcext:value-type="float">
            <text:p>394101000</text:p>
          </table:table-cell>
          <table:table-cell office:value-type="float" office:value="394025000" calcext:value-type="float">
            <text:p>394025000</text:p>
          </table:table-cell>
          <table:table-cell office:value-type="float" office:value="393984000" calcext:value-type="float">
            <text:p>393984000</text:p>
          </table:table-cell>
          <table:table-cell office:value-type="float" office:value="393955000" calcext:value-type="float">
            <text:p>393955000</text:p>
          </table:table-cell>
          <table:table-cell office:value-type="float" office:value="394265000" calcext:value-type="float">
            <text:p>394265000</text:p>
          </table:table-cell>
          <table:table-cell office:value-type="float" office:value="394088000" calcext:value-type="float">
            <text:p>394088000</text:p>
          </table:table-cell>
          <table:table-cell table:number-columns-repeated="20" office:value-type="float" office:value="398966000" calcext:value-type="float">
            <text:p>398966000</text:p>
          </table:table-cell>
          <table:table-cell office:value-type="float" office:value="398970000" calcext:value-type="float">
            <text:p>398970000</text:p>
          </table:table-cell>
          <table:table-cell office:value-type="float" office:value="398969000" calcext:value-type="float">
            <text:p>398969000</text:p>
          </table:table-cell>
          <table:table-cell office:value-type="float" office:value="398973000" calcext:value-type="float">
            <text:p>398973000</text:p>
          </table:table-cell>
          <table:table-cell office:value-type="float" office:value="398974000" calcext:value-type="float">
            <text:p>398974000</text:p>
          </table:table-cell>
          <table:table-cell office:value-type="float" office:value="398972000" calcext:value-type="float">
            <text:p>398972000</text:p>
          </table:table-cell>
          <table:table-cell office:value-type="float" office:value="398973000" calcext:value-type="float">
            <text:p>398973000</text:p>
          </table:table-cell>
          <table:table-cell office:value-type="float" office:value="398972000" calcext:value-type="float">
            <text:p>398972000</text:p>
          </table:table-cell>
          <table:table-cell office:value-type="float" office:value="398973000" calcext:value-type="float">
            <text:p>398973000</text:p>
          </table:table-cell>
          <table:table-cell office:value-type="float" office:value="398974000" calcext:value-type="float">
            <text:p>398974000</text:p>
          </table:table-cell>
          <table:table-cell table:number-columns-repeated="2" office:value-type="float" office:value="398972000" calcext:value-type="float">
            <text:p>398972000</text:p>
          </table:table-cell>
          <table:table-cell table:number-columns-repeated="2" office:value-type="float" office:value="398973000" calcext:value-type="float">
            <text:p>398973000</text:p>
          </table:table-cell>
          <table:table-cell office:value-type="float" office:value="398972000" calcext:value-type="float">
            <text:p>398972000</text:p>
          </table:table-cell>
          <table:table-cell office:value-type="float" office:value="398973000" calcext:value-type="float">
            <text:p>398973000</text:p>
          </table:table-cell>
          <table:table-cell office:value-type="float" office:value="398975000" calcext:value-type="float">
            <text:p>398975000</text:p>
          </table:table-cell>
          <table:table-cell office:value-type="float" office:value="398972000" calcext:value-type="float">
            <text:p>398972000</text:p>
          </table:table-cell>
          <table:table-cell office:value-type="float" office:value="398971000" calcext:value-type="float">
            <text:p>398971000</text:p>
          </table:table-cell>
          <table:table-cell office:value-type="float" office:value="398972000" calcext:value-type="float">
            <text:p>398972000</text:p>
          </table:table-cell>
          <table:table-cell office:value-type="float" office:value="398973000" calcext:value-type="float">
            <text:p>398973000</text:p>
          </table:table-cell>
          <table:table-cell table:number-columns-repeated="21" office:value-type="float" office:value="398975000" calcext:value-type="float">
            <text:p>398975000</text:p>
          </table:table-cell>
          <table:table-cell table:number-columns-repeated="3"/>
          <table:table-cell table:formula="of:=MAX([.A5:.CE5])" office:value-type="float" office:value="398975000" calcext:value-type="float">
            <text:p>398975000</text:p>
          </table:table-cell>
          <table:table-cell table:number-columns-repeated="3"/>
        </table:table-row>
        <table:table-row table:style-name="ro1">
          <table:table-cell office:value-type="float" office:value="394762000" calcext:value-type="float">
            <text:p>394762000</text:p>
          </table:table-cell>
          <table:table-cell office:value-type="float" office:value="394741000" calcext:value-type="float">
            <text:p>394741000</text:p>
          </table:table-cell>
          <table:table-cell office:value-type="float" office:value="394678000" calcext:value-type="float">
            <text:p>394678000</text:p>
          </table:table-cell>
          <table:table-cell office:value-type="float" office:value="394576000" calcext:value-type="float">
            <text:p>394576000</text:p>
          </table:table-cell>
          <table:table-cell office:value-type="float" office:value="394693000" calcext:value-type="float">
            <text:p>394693000</text:p>
          </table:table-cell>
          <table:table-cell office:value-type="float" office:value="394786000" calcext:value-type="float">
            <text:p>394786000</text:p>
          </table:table-cell>
          <table:table-cell office:value-type="float" office:value="394672000" calcext:value-type="float">
            <text:p>394672000</text:p>
          </table:table-cell>
          <table:table-cell office:value-type="float" office:value="394483000" calcext:value-type="float">
            <text:p>394483000</text:p>
          </table:table-cell>
          <table:table-cell office:value-type="float" office:value="394573000" calcext:value-type="float">
            <text:p>394573000</text:p>
          </table:table-cell>
          <table:table-cell office:value-type="float" office:value="394585000" calcext:value-type="float">
            <text:p>394585000</text:p>
          </table:table-cell>
          <table:table-cell office:value-type="float" office:value="394815000" calcext:value-type="float">
            <text:p>394815000</text:p>
          </table:table-cell>
          <table:table-cell office:value-type="float" office:value="394675000" calcext:value-type="float">
            <text:p>394675000</text:p>
          </table:table-cell>
          <table:table-cell office:value-type="float" office:value="394669000" calcext:value-type="float">
            <text:p>394669000</text:p>
          </table:table-cell>
          <table:table-cell office:value-type="float" office:value="394847000" calcext:value-type="float">
            <text:p>394847000</text:p>
          </table:table-cell>
          <table:table-cell office:value-type="float" office:value="394598000" calcext:value-type="float">
            <text:p>394598000</text:p>
          </table:table-cell>
          <table:table-cell office:value-type="float" office:value="394675000" calcext:value-type="float">
            <text:p>394675000</text:p>
          </table:table-cell>
          <table:table-cell office:value-type="float" office:value="394667000" calcext:value-type="float">
            <text:p>394667000</text:p>
          </table:table-cell>
          <table:table-cell office:value-type="float" office:value="394715000" calcext:value-type="float">
            <text:p>394715000</text:p>
          </table:table-cell>
          <table:table-cell office:value-type="float" office:value="394670000" calcext:value-type="float">
            <text:p>394670000</text:p>
          </table:table-cell>
          <table:table-cell office:value-type="float" office:value="394700000" calcext:value-type="float">
            <text:p>394700000</text:p>
          </table:table-cell>
          <table:table-cell table:number-columns-repeated="61" office:value-type="float" office:value="399204000" calcext:value-type="float">
            <text:p>399204000</text:p>
          </table:table-cell>
          <table:table-cell table:number-columns-repeated="3"/>
          <table:table-cell table:formula="of:=MAX([.A6:.CE6])" office:value-type="float" office:value="399204000" calcext:value-type="float">
            <text:p>399204000</text:p>
          </table:table-cell>
          <table:table-cell/>
          <table:table-cell table:formula="of:=MAX([.CG4:.CG13])" office:value-type="float" office:value="399751000" calcext:value-type="float">
            <text:p>3.998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395162000" calcext:value-type="float">
            <text:p>395162000</text:p>
          </table:table-cell>
          <table:table-cell office:value-type="float" office:value="395201000" calcext:value-type="float">
            <text:p>395201000</text:p>
          </table:table-cell>
          <table:table-cell office:value-type="float" office:value="395228000" calcext:value-type="float">
            <text:p>395228000</text:p>
          </table:table-cell>
          <table:table-cell office:value-type="float" office:value="395160000" calcext:value-type="float">
            <text:p>395160000</text:p>
          </table:table-cell>
          <table:table-cell office:value-type="float" office:value="395311000" calcext:value-type="float">
            <text:p>395311000</text:p>
          </table:table-cell>
          <table:table-cell office:value-type="float" office:value="395302000" calcext:value-type="float">
            <text:p>395302000</text:p>
          </table:table-cell>
          <table:table-cell office:value-type="float" office:value="395231000" calcext:value-type="float">
            <text:p>395231000</text:p>
          </table:table-cell>
          <table:table-cell office:value-type="float" office:value="395292000" calcext:value-type="float">
            <text:p>395292000</text:p>
          </table:table-cell>
          <table:table-cell office:value-type="float" office:value="395171000" calcext:value-type="float">
            <text:p>395171000</text:p>
          </table:table-cell>
          <table:table-cell office:value-type="float" office:value="395163000" calcext:value-type="float">
            <text:p>395163000</text:p>
          </table:table-cell>
          <table:table-cell office:value-type="float" office:value="395211000" calcext:value-type="float">
            <text:p>395211000</text:p>
          </table:table-cell>
          <table:table-cell office:value-type="float" office:value="395202000" calcext:value-type="float">
            <text:p>395202000</text:p>
          </table:table-cell>
          <table:table-cell office:value-type="float" office:value="395226000" calcext:value-type="float">
            <text:p>395226000</text:p>
          </table:table-cell>
          <table:table-cell office:value-type="float" office:value="395165000" calcext:value-type="float">
            <text:p>395165000</text:p>
          </table:table-cell>
          <table:table-cell office:value-type="float" office:value="395085000" calcext:value-type="float">
            <text:p>395085000</text:p>
          </table:table-cell>
          <table:table-cell office:value-type="float" office:value="395196000" calcext:value-type="float">
            <text:p>395196000</text:p>
          </table:table-cell>
          <table:table-cell office:value-type="float" office:value="395265000" calcext:value-type="float">
            <text:p>395265000</text:p>
          </table:table-cell>
          <table:table-cell office:value-type="float" office:value="395220000" calcext:value-type="float">
            <text:p>395220000</text:p>
          </table:table-cell>
          <table:table-cell office:value-type="float" office:value="395214000" calcext:value-type="float">
            <text:p>395214000</text:p>
          </table:table-cell>
          <table:table-cell office:value-type="float" office:value="395273000" calcext:value-type="float">
            <text:p>395273000</text:p>
          </table:table-cell>
          <table:table-cell table:number-columns-repeated="63" office:value-type="float" office:value="398843000" calcext:value-type="float">
            <text:p>398843000</text:p>
          </table:table-cell>
          <table:table-cell/>
          <table:table-cell table:formula="of:=MAX([.A7:.CE7])" office:value-type="float" office:value="398843000" calcext:value-type="float">
            <text:p>398843000</text:p>
          </table:table-cell>
          <table:table-cell table:number-columns-repeated="3"/>
        </table:table-row>
        <table:table-row table:style-name="ro1">
          <table:table-cell office:value-type="float" office:value="395174000" calcext:value-type="float">
            <text:p>395174000</text:p>
          </table:table-cell>
          <table:table-cell office:value-type="float" office:value="395113000" calcext:value-type="float">
            <text:p>395113000</text:p>
          </table:table-cell>
          <table:table-cell office:value-type="float" office:value="395060000" calcext:value-type="float">
            <text:p>395060000</text:p>
          </table:table-cell>
          <table:table-cell office:value-type="float" office:value="395185000" calcext:value-type="float">
            <text:p>395185000</text:p>
          </table:table-cell>
          <table:table-cell office:value-type="float" office:value="394806000" calcext:value-type="float">
            <text:p>394806000</text:p>
          </table:table-cell>
          <table:table-cell office:value-type="float" office:value="394937000" calcext:value-type="float">
            <text:p>394937000</text:p>
          </table:table-cell>
          <table:table-cell office:value-type="float" office:value="395026000" calcext:value-type="float">
            <text:p>395026000</text:p>
          </table:table-cell>
          <table:table-cell office:value-type="float" office:value="395141000" calcext:value-type="float">
            <text:p>395141000</text:p>
          </table:table-cell>
          <table:table-cell office:value-type="float" office:value="395475000" calcext:value-type="float">
            <text:p>395475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4938000" calcext:value-type="float">
            <text:p>394938000</text:p>
          </table:table-cell>
          <table:table-cell office:value-type="float" office:value="394915000" calcext:value-type="float">
            <text:p>394915000</text:p>
          </table:table-cell>
          <table:table-cell office:value-type="float" office:value="394868000" calcext:value-type="float">
            <text:p>394868000</text:p>
          </table:table-cell>
          <table:table-cell office:value-type="float" office:value="395115000" calcext:value-type="float">
            <text:p>395115000</text:p>
          </table:table-cell>
          <table:table-cell office:value-type="float" office:value="395109000" calcext:value-type="float">
            <text:p>395109000</text:p>
          </table:table-cell>
          <table:table-cell office:value-type="float" office:value="395144000" calcext:value-type="float">
            <text:p>395144000</text:p>
          </table:table-cell>
          <table:table-cell office:value-type="float" office:value="395042000" calcext:value-type="float">
            <text:p>395042000</text:p>
          </table:table-cell>
          <table:table-cell office:value-type="float" office:value="395033000" calcext:value-type="float">
            <text:p>395033000</text:p>
          </table:table-cell>
          <table:table-cell office:value-type="float" office:value="395102000" calcext:value-type="float">
            <text:p>395102000</text:p>
          </table:table-cell>
          <table:table-cell office:value-type="float" office:value="395155000" calcext:value-type="float">
            <text:p>395155000</text:p>
          </table:table-cell>
          <table:table-cell table:number-columns-repeated="20" office:value-type="float" office:value="399745000" calcext:value-type="float">
            <text:p>399745000</text:p>
          </table:table-cell>
          <table:table-cell office:value-type="float" office:value="399751000" calcext:value-type="float">
            <text:p>399751000</text:p>
          </table:table-cell>
          <table:table-cell office:value-type="float" office:value="399748000" calcext:value-type="float">
            <text:p>399748000</text:p>
          </table:table-cell>
          <table:table-cell table:number-columns-repeated="2" office:value-type="float" office:value="399749000" calcext:value-type="float">
            <text:p>399749000</text:p>
          </table:table-cell>
          <table:table-cell office:value-type="float" office:value="399750000" calcext:value-type="float">
            <text:p>399750000</text:p>
          </table:table-cell>
          <table:table-cell table:number-columns-repeated="4" office:value-type="float" office:value="399749000" calcext:value-type="float">
            <text:p>399749000</text:p>
          </table:table-cell>
          <table:table-cell office:value-type="float" office:value="399748000" calcext:value-type="float">
            <text:p>399748000</text:p>
          </table:table-cell>
          <table:table-cell table:number-columns-repeated="2" office:value-type="float" office:value="399749000" calcext:value-type="float">
            <text:p>399749000</text:p>
          </table:table-cell>
          <table:table-cell table:number-columns-repeated="2" office:value-type="float" office:value="399748000" calcext:value-type="float">
            <text:p>399748000</text:p>
          </table:table-cell>
          <table:table-cell office:value-type="float" office:value="399749000" calcext:value-type="float">
            <text:p>399749000</text:p>
          </table:table-cell>
          <table:table-cell office:value-type="float" office:value="399747000" calcext:value-type="float">
            <text:p>399747000</text:p>
          </table:table-cell>
          <table:table-cell table:number-columns-repeated="3" office:value-type="float" office:value="399749000" calcext:value-type="float">
            <text:p>399749000</text:p>
          </table:table-cell>
          <table:table-cell office:value-type="float" office:value="399748000" calcext:value-type="float">
            <text:p>399748000</text:p>
          </table:table-cell>
          <table:table-cell table:number-columns-repeated="21" office:value-type="float" office:value="399751000" calcext:value-type="float">
            <text:p>399751000</text:p>
          </table:table-cell>
          <table:table-cell table:number-columns-repeated="3"/>
          <table:table-cell table:formula="of:=MAX([.A8:.CE8])" office:value-type="float" office:value="399751000" calcext:value-type="float">
            <text:p>399751000</text:p>
          </table:table-cell>
          <table:table-cell table:number-columns-repeated="3"/>
        </table:table-row>
        <table:table-row table:style-name="ro1">
          <table:table-cell office:value-type="float" office:value="394935000" calcext:value-type="float">
            <text:p>394935000</text:p>
          </table:table-cell>
          <table:table-cell table:number-columns-repeated="2" office:value-type="float" office:value="395049000" calcext:value-type="float">
            <text:p>395049000</text:p>
          </table:table-cell>
          <table:table-cell office:value-type="float" office:value="395074000" calcext:value-type="float">
            <text:p>395074000</text:p>
          </table:table-cell>
          <table:table-cell office:value-type="float" office:value="395083000" calcext:value-type="float">
            <text:p>395083000</text:p>
          </table:table-cell>
          <table:table-cell office:value-type="float" office:value="395069000" calcext:value-type="float">
            <text:p>395069000</text:p>
          </table:table-cell>
          <table:table-cell office:value-type="float" office:value="395116000" calcext:value-type="float">
            <text:p>395116000</text:p>
          </table:table-cell>
          <table:table-cell office:value-type="float" office:value="395154000" calcext:value-type="float">
            <text:p>395154000</text:p>
          </table:table-cell>
          <table:table-cell office:value-type="float" office:value="395076000" calcext:value-type="float">
            <text:p>395076000</text:p>
          </table:table-cell>
          <table:table-cell table:number-columns-repeated="2" office:value-type="float" office:value="395099000" calcext:value-type="float">
            <text:p>395099000</text:p>
          </table:table-cell>
          <table:table-cell office:value-type="float" office:value="395234000" calcext:value-type="float">
            <text:p>395234000</text:p>
          </table:table-cell>
          <table:table-cell office:value-type="float" office:value="395205000" calcext:value-type="float">
            <text:p>395205000</text:p>
          </table:table-cell>
          <table:table-cell office:value-type="float" office:value="394967000" calcext:value-type="float">
            <text:p>394967000</text:p>
          </table:table-cell>
          <table:table-cell office:value-type="float" office:value="394980000" calcext:value-type="float">
            <text:p>394980000</text:p>
          </table:table-cell>
          <table:table-cell office:value-type="float" office:value="394989000" calcext:value-type="float">
            <text:p>394989000</text:p>
          </table:table-cell>
          <table:table-cell office:value-type="float" office:value="395019000" calcext:value-type="float">
            <text:p>395019000</text:p>
          </table:table-cell>
          <table:table-cell office:value-type="float" office:value="394961000" calcext:value-type="float">
            <text:p>394961000</text:p>
          </table:table-cell>
          <table:table-cell office:value-type="float" office:value="395174000" calcext:value-type="float">
            <text:p>395174000</text:p>
          </table:table-cell>
          <table:table-cell office:value-type="float" office:value="395008000" calcext:value-type="float">
            <text:p>395008000</text:p>
          </table:table-cell>
          <table:table-cell office:value-type="float" office:value="395007000" calcext:value-type="float">
            <text:p>395007000</text:p>
          </table:table-cell>
          <table:table-cell office:value-type="float" office:value="395080000" calcext:value-type="float">
            <text:p>395080000</text:p>
          </table:table-cell>
          <table:table-cell table:number-columns-repeated="61" office:value-type="float" office:value="399297000" calcext:value-type="float">
            <text:p>399297000</text:p>
          </table:table-cell>
          <table:table-cell/>
          <table:table-cell table:formula="of:=MAX([.A9:.CE9])" office:value-type="float" office:value="399297000" calcext:value-type="float">
            <text:p>399297000</text:p>
          </table:table-cell>
          <table:table-cell/>
          <table:table-cell table:formula="of:=AVERAGE([.CG4:.CG13])" office:value-type="float" office:value="398709400" calcext:value-type="float">
            <text:p>3.987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393963000" calcext:value-type="float">
            <text:p>393963000</text:p>
          </table:table-cell>
          <table:table-cell office:value-type="float" office:value="393971000" calcext:value-type="float">
            <text:p>393971000</text:p>
          </table:table-cell>
          <table:table-cell office:value-type="float" office:value="393967000" calcext:value-type="float">
            <text:p>393967000</text:p>
          </table:table-cell>
          <table:table-cell office:value-type="float" office:value="394191000" calcext:value-type="float">
            <text:p>394191000</text:p>
          </table:table-cell>
          <table:table-cell office:value-type="float" office:value="393980000" calcext:value-type="float">
            <text:p>393980000</text:p>
          </table:table-cell>
          <table:table-cell office:value-type="float" office:value="394169000" calcext:value-type="float">
            <text:p>394169000</text:p>
          </table:table-cell>
          <table:table-cell office:value-type="float" office:value="393830000" calcext:value-type="float">
            <text:p>393830000</text:p>
          </table:table-cell>
          <table:table-cell office:value-type="float" office:value="394012000" calcext:value-type="float">
            <text:p>394012000</text:p>
          </table:table-cell>
          <table:table-cell office:value-type="float" office:value="394020000" calcext:value-type="float">
            <text:p>394020000</text:p>
          </table:table-cell>
          <table:table-cell office:value-type="float" office:value="394082000" calcext:value-type="float">
            <text:p>394082000</text:p>
          </table:table-cell>
          <table:table-cell office:value-type="float" office:value="394019000" calcext:value-type="float">
            <text:p>394019000</text:p>
          </table:table-cell>
          <table:table-cell office:value-type="float" office:value="393864000" calcext:value-type="float">
            <text:p>393864000</text:p>
          </table:table-cell>
          <table:table-cell office:value-type="float" office:value="394271000" calcext:value-type="float">
            <text:p>394271000</text:p>
          </table:table-cell>
          <table:table-cell office:value-type="float" office:value="394047000" calcext:value-type="float">
            <text:p>394047000</text:p>
          </table:table-cell>
          <table:table-cell office:value-type="float" office:value="394160000" calcext:value-type="float">
            <text:p>394160000</text:p>
          </table:table-cell>
          <table:table-cell office:value-type="float" office:value="394088000" calcext:value-type="float">
            <text:p>394088000</text:p>
          </table:table-cell>
          <table:table-cell office:value-type="float" office:value="393945000" calcext:value-type="float">
            <text:p>393945000</text:p>
          </table:table-cell>
          <table:table-cell office:value-type="float" office:value="393879000" calcext:value-type="float">
            <text:p>393879000</text:p>
          </table:table-cell>
          <table:table-cell office:value-type="float" office:value="394141000" calcext:value-type="float">
            <text:p>394141000</text:p>
          </table:table-cell>
          <table:table-cell office:value-type="float" office:value="394221000" calcext:value-type="float">
            <text:p>394221000</text:p>
          </table:table-cell>
          <table:table-cell table:number-columns-repeated="61" office:value-type="float" office:value="399201000" calcext:value-type="float">
            <text:p>399201000</text:p>
          </table:table-cell>
          <table:table-cell table:number-columns-repeated="3"/>
          <table:table-cell table:formula="of:=MAX([.A10:.CE10])" office:value-type="float" office:value="399201000" calcext:value-type="float">
            <text:p>399201000</text:p>
          </table:table-cell>
          <table:table-cell/>
          <table:table-cell table:formula="of:=STDEV([.CG4:.CG13])" office:value-type="float" office:value="944241.518068574" calcext:value-type="float">
            <text:p>9.442E+05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394476000" calcext:value-type="float">
            <text:p>394476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4712000" calcext:value-type="float">
            <text:p>394712000</text:p>
          </table:table-cell>
          <table:table-cell office:value-type="float" office:value="394612000" calcext:value-type="float">
            <text:p>394612000</text:p>
          </table:table-cell>
          <table:table-cell office:value-type="float" office:value="394501000" calcext:value-type="float">
            <text:p>394501000</text:p>
          </table:table-cell>
          <table:table-cell office:value-type="float" office:value="394532000" calcext:value-type="float">
            <text:p>394532000</text:p>
          </table:table-cell>
          <table:table-cell office:value-type="float" office:value="394629000" calcext:value-type="float">
            <text:p>394629000</text:p>
          </table:table-cell>
          <table:table-cell office:value-type="float" office:value="394562000" calcext:value-type="float">
            <text:p>394562000</text:p>
          </table:table-cell>
          <table:table-cell office:value-type="float" office:value="394615000" calcext:value-type="float">
            <text:p>394615000</text:p>
          </table:table-cell>
          <table:table-cell office:value-type="float" office:value="394512000" calcext:value-type="float">
            <text:p>394512000</text:p>
          </table:table-cell>
          <table:table-cell office:value-type="float" office:value="394592000" calcext:value-type="float">
            <text:p>394592000</text:p>
          </table:table-cell>
          <table:table-cell office:value-type="float" office:value="394461000" calcext:value-type="float">
            <text:p>394461000</text:p>
          </table:table-cell>
          <table:table-cell office:value-type="float" office:value="394618000" calcext:value-type="float">
            <text:p>394618000</text:p>
          </table:table-cell>
          <table:table-cell office:value-type="float" office:value="394789000" calcext:value-type="float">
            <text:p>394789000</text:p>
          </table:table-cell>
          <table:table-cell office:value-type="float" office:value="394572000" calcext:value-type="float">
            <text:p>394572000</text:p>
          </table:table-cell>
          <table:table-cell office:value-type="float" office:value="394796000" calcext:value-type="float">
            <text:p>394796000</text:p>
          </table:table-cell>
          <table:table-cell office:value-type="float" office:value="394575000" calcext:value-type="float">
            <text:p>394575000</text:p>
          </table:table-cell>
          <table:table-cell office:value-type="float" office:value="394650000" calcext:value-type="float">
            <text:p>394650000</text:p>
          </table:table-cell>
          <table:table-cell office:value-type="float" office:value="394691000" calcext:value-type="float">
            <text:p>394691000</text:p>
          </table:table-cell>
          <table:table-cell office:value-type="float" office:value="394570000" calcext:value-type="float">
            <text:p>394570000</text:p>
          </table:table-cell>
          <table:table-cell table:number-columns-repeated="61" office:value-type="float" office:value="399234000" calcext:value-type="float">
            <text:p>399234000</text:p>
          </table:table-cell>
          <table:table-cell table:number-columns-repeated="3"/>
          <table:table-cell table:formula="of:=MAX([.A11:.CE11])" office:value-type="float" office:value="399234000" calcext:value-type="float">
            <text:p>399234000</text:p>
          </table:table-cell>
          <table:table-cell table:number-columns-repeated="3"/>
        </table:table-row>
        <table:table-row table:style-name="ro1">
          <table:table-cell office:value-type="float" office:value="394239000" calcext:value-type="float">
            <text:p>394239000</text:p>
          </table:table-cell>
          <table:table-cell table:number-columns-repeated="2" office:value-type="float" office:value="394215000" calcext:value-type="float">
            <text:p>394215000</text:p>
          </table:table-cell>
          <table:table-cell office:value-type="float" office:value="394269000" calcext:value-type="float">
            <text:p>394269000</text:p>
          </table:table-cell>
          <table:table-cell office:value-type="float" office:value="394258000" calcext:value-type="float">
            <text:p>394258000</text:p>
          </table:table-cell>
          <table:table-cell office:value-type="float" office:value="394252000" calcext:value-type="float">
            <text:p>394252000</text:p>
          </table:table-cell>
          <table:table-cell office:value-type="float" office:value="394140000" calcext:value-type="float">
            <text:p>394140000</text:p>
          </table:table-cell>
          <table:table-cell office:value-type="float" office:value="394120000" calcext:value-type="float">
            <text:p>394120000</text:p>
          </table:table-cell>
          <table:table-cell office:value-type="float" office:value="394278000" calcext:value-type="float">
            <text:p>394278000</text:p>
          </table:table-cell>
          <table:table-cell office:value-type="float" office:value="394244000" calcext:value-type="float">
            <text:p>394244000</text:p>
          </table:table-cell>
          <table:table-cell office:value-type="float" office:value="394209000" calcext:value-type="float">
            <text:p>394209000</text:p>
          </table:table-cell>
          <table:table-cell office:value-type="float" office:value="394087000" calcext:value-type="float">
            <text:p>394087000</text:p>
          </table:table-cell>
          <table:table-cell office:value-type="float" office:value="394151000" calcext:value-type="float">
            <text:p>394151000</text:p>
          </table:table-cell>
          <table:table-cell office:value-type="float" office:value="394199000" calcext:value-type="float">
            <text:p>394199000</text:p>
          </table:table-cell>
          <table:table-cell office:value-type="float" office:value="394230000" calcext:value-type="float">
            <text:p>394230000</text:p>
          </table:table-cell>
          <table:table-cell office:value-type="float" office:value="394205000" calcext:value-type="float">
            <text:p>394205000</text:p>
          </table:table-cell>
          <table:table-cell office:value-type="float" office:value="394232000" calcext:value-type="float">
            <text:p>394232000</text:p>
          </table:table-cell>
          <table:table-cell office:value-type="float" office:value="394197000" calcext:value-type="float">
            <text:p>394197000</text:p>
          </table:table-cell>
          <table:table-cell office:value-type="float" office:value="394139000" calcext:value-type="float">
            <text:p>394139000</text:p>
          </table:table-cell>
          <table:table-cell office:value-type="float" office:value="394106000" calcext:value-type="float">
            <text:p>394106000</text:p>
          </table:table-cell>
          <table:table-cell office:value-type="float" office:value="394228000" calcext:value-type="float">
            <text:p>394228000</text:p>
          </table:table-cell>
          <table:table-cell table:number-columns-repeated="61" office:value-type="float" office:value="397623000" calcext:value-type="float">
            <text:p>397623000</text:p>
          </table:table-cell>
          <table:table-cell table:number-columns-repeated="2"/>
          <table:table-cell table:formula="of:=MAX([.A12:.CE12])" office:value-type="float" office:value="397623000" calcext:value-type="float">
            <text:p>397623000</text:p>
          </table:table-cell>
          <table:table-cell table:number-columns-repeated="3"/>
        </table:table-row>
        <table:table-row table:style-name="ro1">
          <table:table-cell office:value-type="float" office:value="394664000" calcext:value-type="float">
            <text:p>394664000</text:p>
          </table:table-cell>
          <table:table-cell office:value-type="float" office:value="394531000" calcext:value-type="float">
            <text:p>394531000</text:p>
          </table:table-cell>
          <table:table-cell office:value-type="float" office:value="394725000" calcext:value-type="float">
            <text:p>394725000</text:p>
          </table:table-cell>
          <table:table-cell office:value-type="float" office:value="394525000" calcext:value-type="float">
            <text:p>394525000</text:p>
          </table:table-cell>
          <table:table-cell office:value-type="float" office:value="394636000" calcext:value-type="float">
            <text:p>394636000</text:p>
          </table:table-cell>
          <table:table-cell office:value-type="float" office:value="394577000" calcext:value-type="float">
            <text:p>394577000</text:p>
          </table:table-cell>
          <table:table-cell office:value-type="float" office:value="394594000" calcext:value-type="float">
            <text:p>394594000</text:p>
          </table:table-cell>
          <table:table-cell office:value-type="float" office:value="394690000" calcext:value-type="float">
            <text:p>394690000</text:p>
          </table:table-cell>
          <table:table-cell office:value-type="float" office:value="394630000" calcext:value-type="float">
            <text:p>394630000</text:p>
          </table:table-cell>
          <table:table-cell office:value-type="float" office:value="394486000" calcext:value-type="float">
            <text:p>394486000</text:p>
          </table:table-cell>
          <table:table-cell office:value-type="float" office:value="394615000" calcext:value-type="float">
            <text:p>394615000</text:p>
          </table:table-cell>
          <table:table-cell office:value-type="float" office:value="394583000" calcext:value-type="float">
            <text:p>394583000</text:p>
          </table:table-cell>
          <table:table-cell office:value-type="float" office:value="394736000" calcext:value-type="float">
            <text:p>394736000</text:p>
          </table:table-cell>
          <table:table-cell office:value-type="float" office:value="394615000" calcext:value-type="float">
            <text:p>394615000</text:p>
          </table:table-cell>
          <table:table-cell office:value-type="float" office:value="394597000" calcext:value-type="float">
            <text:p>394597000</text:p>
          </table:table-cell>
          <table:table-cell office:value-type="float" office:value="394676000" calcext:value-type="float">
            <text:p>394676000</text:p>
          </table:table-cell>
          <table:table-cell office:value-type="float" office:value="394603000" calcext:value-type="float">
            <text:p>394603000</text:p>
          </table:table-cell>
          <table:table-cell office:value-type="float" office:value="394447000" calcext:value-type="float">
            <text:p>394447000</text:p>
          </table:table-cell>
          <table:table-cell office:value-type="float" office:value="394572000" calcext:value-type="float">
            <text:p>394572000</text:p>
          </table:table-cell>
          <table:table-cell office:value-type="float" office:value="394595000" calcext:value-type="float">
            <text:p>394595000</text:p>
          </table:table-cell>
          <table:table-cell table:number-columns-repeated="20" office:value-type="float" office:value="396390000" calcext:value-type="float">
            <text:p>396390000</text:p>
          </table:table-cell>
          <table:table-cell office:value-type="float" office:value="396421000" calcext:value-type="float">
            <text:p>396421000</text:p>
          </table:table-cell>
          <table:table-cell office:value-type="float" office:value="396419000" calcext:value-type="float">
            <text:p>396419000</text:p>
          </table:table-cell>
          <table:table-cell office:value-type="float" office:value="396421000" calcext:value-type="float">
            <text:p>396421000</text:p>
          </table:table-cell>
          <table:table-cell office:value-type="float" office:value="396440000" calcext:value-type="float">
            <text:p>396440000</text:p>
          </table:table-cell>
          <table:table-cell office:value-type="float" office:value="396426000" calcext:value-type="float">
            <text:p>396426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6420000" calcext:value-type="float">
            <text:p>396420000</text:p>
          </table:table-cell>
          <table:table-cell office:value-type="float" office:value="396419000" calcext:value-type="float">
            <text:p>396419000</text:p>
          </table:table-cell>
          <table:table-cell office:value-type="float" office:value="396413000" calcext:value-type="float">
            <text:p>396413000</text:p>
          </table:table-cell>
          <table:table-cell office:value-type="float" office:value="396420000" calcext:value-type="float">
            <text:p>396420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6420000" calcext:value-type="float">
            <text:p>396420000</text:p>
          </table:table-cell>
          <table:table-cell office:value-type="float" office:value="396425000" calcext:value-type="float">
            <text:p>396425000</text:p>
          </table:table-cell>
          <table:table-cell office:value-type="float" office:value="396424000" calcext:value-type="float">
            <text:p>396424000</text:p>
          </table:table-cell>
          <table:table-cell office:value-type="float" office:value="396429000" calcext:value-type="float">
            <text:p>396429000</text:p>
          </table:table-cell>
          <table:table-cell office:value-type="float" office:value="396416000" calcext:value-type="float">
            <text:p>396416000</text:p>
          </table:table-cell>
          <table:table-cell table:number-columns-repeated="2" office:value-type="float" office:value="396414000" calcext:value-type="float">
            <text:p>396414000</text:p>
          </table:table-cell>
          <table:table-cell office:value-type="float" office:value="396421000" calcext:value-type="float">
            <text:p>396421000</text:p>
          </table:table-cell>
          <table:table-cell office:value-type="float" office:value="396424000" calcext:value-type="float">
            <text:p>396424000</text:p>
          </table:table-cell>
          <table:table-cell table:number-columns-repeated="21" office:value-type="float" office:value="396601000" calcext:value-type="float">
            <text:p>396601000</text:p>
          </table:table-cell>
          <table:table-cell table:number-columns-repeated="3"/>
          <table:table-cell table:formula="of:=MAX([.A13:.CE13])" office:value-type="float" office:value="396601000" calcext:value-type="float">
            <text:p>396601000</text:p>
          </table:table-cell>
          <table:table-cell table:number-columns-repeated="3"/>
        </table:table-row>
        <table:table-row table:style-name="ro1" table:number-rows-repeated="1048562">
          <table:table-cell table:number-columns-repeated="88"/>
        </table:table-row>
        <table:table-row table:style-name="ro1">
          <table:table-cell table:number-columns-repeated="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6:21:49.558698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6:22:51.414075824</dc:date>
    <meta:editing-duration>PT2M22S</meta:editing-duration>
    <meta:editing-cycles>2</meta:editing-cycles>
    <meta:generator>LibreOffice/5.1.6.2$Linux_X86_64 LibreOffice_project/10m0$Build-2</meta:generator>
    <meta:document-statistic meta:table-count="1" meta:cell-count="846" meta:object-count="0"/>
  </office:meta>
</office:document-meta>
</file>